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68a6" officeooo:paragraph-rsid="001268a6"/>
    </style:style>
    <style:style style:name="P2" style:family="paragraph" style:parent-style-name="Standard">
      <style:paragraph-properties fo:text-align="justify" style:justify-single-word="false"/>
      <style:text-properties officeooo:rsid="001268a6" officeooo:paragraph-rsid="001268a6"/>
    </style:style>
    <style:style style:name="T1" style:family="text">
      <style:text-properties officeooo:rsid="00133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US</text:p>
      <text:p text:style-name="P1">Hello guys, kami dari siswa-siswi SMK-SMAK Bogor.</text:p>
      <text:p text:style-name="P1">Kami akan memperkenalkan seorang tokoh yang merupakan actor, dramawan, sekaligus penyair.</text:p>
      <text:p text:style-name="P1">William Shakespeare, dengan karya yang terkenal dengan novelnya yang berjudul Romeo and Juliet.</text:p>
      <text:p text:style-name="P1">Coding: <text:s/>-Muhammad Sabian Mahardhika</text:p>
      <text:p text:style-name="P1"><text:tab/><text:tab/> -Janitra Yasmine Habibie</text:p>
      <text:p text:style-name="P1">Desaign: -<text:span text:style-name="T1">Muham</text:span>mad Arrafi</text:p>
      <text:p text:style-name="P1"><text:tab/><text:tab/> - Azzahra Salma Kamila</text:p>
      <text:p text:style-name="P1">Content Writer : -Mochammad Raihan Reynaldi</text:p>
      <text:p text:style-name="P1"><text:tab/><text:tab/><text:tab/> <text:s text:c="5"/>-Syabick Valentino Syakur</text:p>
      <text:p text:style-name="P1">Management group: -Ni Kadek Ayu Candra Dharmayanti</text:p>
      <text:p text:style-name="P1"><text:tab/><text:tab/><text:tab/><text:tab/> <text:s text:c="4"/>-Rachela Titania Aradht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0:48:02.525427673</meta:creation-date>
    <dc:date>2019-03-22T10:48:54.006143909</dc:date>
    <meta:editing-duration>PT52S</meta:editing-duration>
    <meta:editing-cycles>1</meta:editing-cycles>
    <meta:document-statistic meta:table-count="0" meta:image-count="0" meta:object-count="0" meta:page-count="1" meta:paragraph-count="12" meta:word-count="66" meta:character-count="514" meta:non-whitespace-character-count="435"/>
    <meta:generator>LibreOffice/6.0.3.2$Linux_x86 LibreOffice_project/00m0$Build-2</meta:generator>
  </office:meta>
</office:document-meta>
</file>